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5-11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5-08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5-06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5-03-2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5-02-2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5-01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4-12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4-10-1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4-07-1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4-05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4-02-0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3-12-2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3-11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3-08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3-07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3-03-2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3-01-1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2-12-2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2-11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2-11-0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2-10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2-08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2-04-2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2-03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2-02-1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1-12-2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1-11-0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1-10-0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1-08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1-05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1-03-1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1-01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8884" calcext:value-type="float">
            <text:p>13.1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3956" calcext:value-type="float">
            <text:p>13.3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4088" calcext:value-type="float">
            <text:p>13.4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0764" calcext:value-type="float">
            <text:p>12.97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1996" calcext:value-type="float">
            <text:p>12.92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1592" calcext:value-type="float">
            <text:p>12.9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07" calcext:value-type="float">
            <text:p>13.2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3320883522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0" meta:object-count="0"/>
    <meta:user-defined meta:name="AppVersion">3.0</meta:user-defined>
  </office:meta>
</office:document-meta>
</file>